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o 1:</text:p>
      <text:p text:style-name="P1"/>
      <text:p text:style-name="Standard">504 | 2<text:tab/><text:tab/><text:tab/><text:tab/>13500 <text:s/>| 2</text:p>
      <text:p text:style-name="Standard">252 | 2<text:tab/><text:tab/><text:tab/><text:tab/> <text:s/>6750 <text:s/>| 2</text:p>
      <text:p text:style-name="Standard">126 | 2<text:tab/><text:tab/><text:tab/> <text:tab/> <text:s/>3375<text:tab/>| 3</text:p>
      <text:p text:style-name="Standard">63 <text:s text:c="2"/>| 3<text:tab/><text:tab/><text:tab/><text:tab/> <text:s/>1125<text:tab/>| 3</text:p>
      <text:p text:style-name="Standard">21 <text:s text:c="2"/>| 3<text:tab/><text:tab/><text:tab/><text:tab/> <text:s text:c="3"/>375<text:tab/>| 3</text:p>
      <text:p text:style-name="Standard">7 <text:s text:c="4"/>| 7<text:tab/><text:tab/><text:tab/><text:tab/> <text:s text:c="3"/>125<text:tab/>| 5</text:p>
      <text:p text:style-name="Standard">1 <text:s text:c="4"/>|<text:tab/><text:tab/><text:tab/><text:tab/> <text:s text:c="5"/>25<text:tab/>| 5</text:p>
      <text:p text:style-name="Standard"><text:tab/><text:tab/><text:tab/><text:tab/> <text:s text:c="7"/>5<text:tab/>| 5</text:p>
      <text:p text:style-name="Standard"><text:tab/><text:tab/><text:tab/><text:tab/> <text:s text:c="7"/>1<text:tab/>|</text:p>
      <text:p text:style-name="Standard"/>
      <text:p text:style-name="Standard"/>
      <text:p text:style-name="P1">Exo 2:</text:p>
      <text:p text:style-name="P2"/>
      <text:p text:style-name="P2"><text:span text:style-name="T1">504</text:span>= 504/36 14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2T17:17:33.95</meta:creation-date>
    <dc:date>2021-03-02T18:10:54.68</dc:date>
    <meta:editing-duration>PT38M8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12" meta:word-count="53" meta:character-count="215"/>
  </office:meta>
</office:document-meta>
</file>